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field_access_filter_like_simple.test_list_like_not_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like_simple.test_list_like_right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like_simple.test_list_like_righ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_simple.test_list_like_match_two_segemen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like_simple.test_list_like_match_two_segement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like_simple.test_list_like_match_two_segemen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Path_field_access_filter_like_simple.test_list_like_match_two_segement_3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Path_field_access_filter_like_simple.test_lis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th_field_access_filter_like_simple.test_list_not_like_ex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like_simple.test_list_like_match_two_seg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_simple.test_list_like_match_two_segement_2_n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h_field_access_filter_like_simple.test_list_like_cont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ONPath_field_access_filter_like_simple.test_list_like_lef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ntity.Entity( Integer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ath_field_access_filter_like_simple.test_list_like_left_no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